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72ea" officeooo:paragraph-rsid="000570f2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472ea" officeooo:paragraph-rsid="000570f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officeooo:rsid="000496bd" officeooo:paragraph-rsid="000570f2" style:font-size-asian="11pt" style:font-size-complex="11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1pt" officeooo:rsid="0001c35a" officeooo:paragraph-rsid="000570f2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534b6" officeooo:paragraph-rsid="000570f2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570f2" officeooo:paragraph-rsid="000570f2" style:font-size-asian="9.60000038146973pt" style:font-size-complex="11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1pt" officeooo:rsid="00064a02" officeooo:paragraph-rsid="00064a02" style:font-size-asian="9.60000038146973pt" style:font-size-complex="11pt"/>
    </style:style>
    <style:style style:name="T1" style:family="text">
      <style:text-properties officeooo:rsid="00088715"/>
    </style:style>
    <style:style style:name="T2" style:family="text">
      <style:text-properties officeooo:rsid="0006d8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96bd" style:font-weight-asian="bold" style:font-weight-complex="bold"/>
    </style:style>
    <style:style style:name="T5" style:family="text">
      <style:text-properties fo:font-size="11pt" officeooo:rsid="000496bd" style:font-size-asian="11pt" style:font-size-complex="11pt"/>
    </style:style>
    <style:style style:name="T6" style:family="text">
      <style:text-properties fo:font-size="11pt" officeooo:rsid="00064a02" style:font-size-asian="11pt" style:font-size-complex="11pt"/>
    </style:style>
    <style:style style:name="T7" style:family="text">
      <style:text-properties fo:font-size="11pt" officeooo:rsid="00008a70" style:font-size-asian="9.60000038146973pt" style:font-size-complex="11pt"/>
    </style:style>
    <style:style style:name="T8" style:family="text">
      <style:text-properties fo:font-size="11pt" officeooo:rsid="000496bd" style:font-size-asian="9.60000038146973pt" style:font-size-complex="11pt"/>
    </style:style>
    <style:style style:name="T9" style:family="text">
      <style:text-properties fo:font-size="11pt" officeooo:rsid="000534b6" style:font-size-asian="9.60000038146973pt" style:font-size-complex="11pt"/>
    </style:style>
    <style:style style:name="T10" style:family="text">
      <style:text-properties fo:font-size="11pt" officeooo:rsid="000c1298" style:font-size-asian="9.60000038146973pt" style:font-size-complex="11pt"/>
    </style:style>
    <style:style style:name="T11" style:family="text">
      <style:text-properties officeooo:rsid="00008a70"/>
    </style:style>
    <style:style style:name="T12" style:family="text">
      <style:text-properties officeooo:rsid="000496bd"/>
    </style:style>
    <style:style style:name="T13" style:family="text">
      <style:text-properties officeooo:rsid="00064a02"/>
    </style:style>
    <style:style style:name="T14" style:family="text">
      <style:text-properties officeooo:rsid="0006f6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del Juego de Prueba<text:span text:style-name="T1">s</text:span> <text:span text:style-name="T2">de la clase 'teclado.java'</text:span></text:p>
      <text:p text:style-name="P1"/>
      <text:p text:style-name="P1"/>
      <text:p text:style-name="P1">• <text:span text:style-name="T3">Obj</text:span><text:span text:style-name="T4">eto de la prueba: </text:span><text:span text:style-name="T5">Este juego de pruebas engloba la clase </text:span><text:span text:style-name="T6">teclado</text:span><text:span text:style-name="T5">.</text:span></text:p>
      <text:p text:style-name="P3">Dicha clase representa <text:span text:style-name="T13">el conjunto de teclas</text:span> del <text:span text:style-name="T11">teclado</text:span>. <text:span text:style-name="T11">Su uso se basa en tener organizadas todas las teclas que forman el teclado, para después consultar las distancias de respectivas teclas, cambiarlas de ubicación o también modificar distancias.</text:span></text:p>
      <text:p text:style-name="P1"/>
      <text:p text:style-name="P1">• <text:span text:style-name="T3">Otros elementos integrados en la prueba:</text:span><text:span text:style-name="T12"> </text:span><text:span text:style-name="T7">Se ha crado el archivo de compilación y ejecución 'Makefile'. Con sólo teclear 'make' se compilará y ejecutará la clase con el juego de pruebas.</text:span></text:p>
      <text:p text:style-name="P1"/>
      <text:p text:style-name="P1">• <text:span text:style-name="T3">Drivers:</text:span> <text:span text:style-name="T8">Se ha creado el driver “driver</text:span><text:span text:style-name="T7">Teclad</text:span><text:span text:style-name="T8">o.java” para probar el correcto funcionamiento de la clase. En él </text:span><text:span text:style-name="T9">se ha</text:span><text:span text:style-name="T8"> creado la función 'main' para que se prueben todas </text:span><text:span text:style-name="T10">sus </text:span><text:span text:style-name="T8">funcionalidades. Cuando se ejecuta el driver, salen enumeradas todos los métodos que te permite hacer la clase.</text:span></text:p>
      <text:p text:style-name="P1"/>
      <text:p text:style-name="P1">• <text:span text:style-name="T3">Stubs:</text:span> <text:span text:style-name="T8">No </text:span><text:span text:style-name="T9">se han</text:span><text:span text:style-name="T8"> creado stubs para esta clase.</text:span></text:p>
      <text:p text:style-name="P1"/>
      <text:p text:style-name="P1">• <text:span text:style-name="T3">Fichero de datos necesario:</text:span><text:span text:style-name="T12"> </text:span><text:span text:style-name="T8">En el archivo “driver</text:span><text:span text:style-name="T7">Teclado</text:span><text:span text:style-name="T8">.in” están los datos necesarios para probar la clase desde un archivo. En éste se prueban que todas las funcionalidades de la clase funcionen correctamente. En el código </text:span><text:span text:style-name="T9">se han</text:span><text:span text:style-name="T8"> puesto excepciones de posibles errores, que informaran de ellos si es debido el caso.</text:span></text:p>
      <text:p text:style-name="P1"/>
      <text:p text:style-name="P1">•<text:span text:style-name="T3"> Valores estudiados:</text:span><text:span text:style-name="T12"> </text:span><text:span text:style-name="T8">Básicamente </text:span><text:span text:style-name="T9">se han</text:span><text:span text:style-name="T8"> puesto valores aleatorios para hacer la prueba de esta clase.</text:span></text:p>
      <text:list xml:id="list4889707051872204030" text:style-name="L1">
        <text:list-item>
          <text:p text:style-name="P4"><text:span text:style-name="T12">L</text:span>a primera funcionalidad es la de crear un <text:span text:style-name="T13">teclado por defecto, por lo que todos sus atributos se inicializan a zero.</text:span></text:p>
        </text:list-item>
        <text:list-item>
          <text:p text:style-name="P7">La segunda funcionalidad es la de crear un teclado a partir de todos los parámetros necesarios, es decir, la forma del teclado, número de filas, número de columnas, número de posiciones y la forma de las teclas. </text:p>
        </text:list-item>
        <text:list-item>
          <text:p text:style-name="P7">La tercera funcionalidad es la de cambiar la forma de un teclado, pasándosela por parámetro ('String'). Ídem para las funcionalidades cinco, siete y nueve, con la única diferencia es que en lugar de cambiar la forma del teclado se cambia el número de filas, el número de columnas o la forma de las teclas, respectivamente. Respetando la sintaxis de sus parámetros, ya sean Integer o <text:span text:style-name="T14">B</text:span>oolean.</text:p>
        </text:list-item>
        <text:list-item>
          <text:p text:style-name="P7">La cuarta funcionalidad es la de consultar la forma del teclado, sin ningun parámetro explícito. <text:span text:style-name="T14">Í</text:span>dem para las funcionalidades siete, nueve y diez, para consultar el número de filas, columnas o la forma de las teclas.</text:p>
        </text:list-item>
      </text:list>
      <text:p text:style-name="P1"/>
      <text:p text:style-name="P1">•<text:span text:style-name="T3"> Operativa:</text:span> <text:span text:style-name="T9">El funcionamiento del ejecutable se basa en la repetida introducción de números y seguidamente de los datos con los que se quieran operar. Cuando se ejecuta, </text:span><text:span text:style-name="T10">aparecen</text:span><text:span text:style-name="T9"> por pantalla todos los métodos de la clase: </text:span></text:p>
      <text:p text:style-name="P5"/>
      <text:p text:style-name="P6">DriverTeclado-&gt;ejemplo con distancia Elige una opicion:</text:p>
      <text:p text:style-name="P6"><text:tab/> 1) teclado()</text:p>
      <text:p text:style-name="P6"><text:tab/> 2) teclado(formaTeclado, numeroFilas, numeroColumnas, teclas4Lados)</text:p>
      <text:p text:style-name="P6"><text:tab/> 3) setForma(tipoTeclado)</text:p>
      <text:p text:style-name="P6"><text:tab/> 4) getForma()</text:p>
      <text:p text:style-name="P6"><text:tab/> 5) setNumFilas(tamano)</text:p>
      <text:p text:style-name="P6"><text:tab/> 6) getNumFilas()</text:p>
      <text:p text:style-name="P6"><text:tab/> 7) setNumCols(tamano)</text:p>
      <text:p text:style-name="P6"><text:tab/> 8) getNumCols()</text:p>
      <text:p text:style-name="P6"><text:tab/> 9) setTeclasDe4Lados(b)</text:p>
      <text:p text:style-name="P6"><text:tab/> 10) getTeclasDe4Lados()</text:p>
      <text:p text:style-name="P6"><text:tab/> 0) Sal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7:38:45.510922088</meta:creation-date>
    <dc:date>2014-05-03T17:54:11.871631468</dc:date>
    <meta:editing-duration>PT13M31S</meta:editing-duration>
    <meta:editing-cycles>4</meta:editing-cycles>
    <meta:generator>LibreOffice/4.1.5.3$Linux_X86_64 LibreOffice_project/410m0$Build-3</meta:generator>
    <meta:document-statistic meta:table-count="0" meta:image-count="0" meta:object-count="0" meta:page-count="1" meta:paragraph-count="25" meta:word-count="449" meta:character-count="2807" meta:non-whitespace-character-count="2363"/>
  </office:meta>
</office:document-meta>
</file>